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formula="of:=(1/([.A2]*SQRT(2*PI())))" office:value-type="float" office:value="0.0997355701003582">
            <text:p>0,0997355701</text:p>
          </table:table-cell>
          <table:table-cell office:value-type="float" office:value="1">
            <text:p>1</text:p>
          </table:table-cell>
          <table:table-cell table:formula="of:=[.$A$1]*EXP(-0.5*POWER((([.$B1]-[.$A$4])/[.$A$2]);2))" office:value-type="float" office:value="0.0000881489205918613">
            <text:p>8,81489205918613E-005</text:p>
          </table:table-cell>
          <table:table-cell table:formula="of:=[.$A$5]*EXP(-0.5*POWER((([.$B1]-[.$A$8])/[.$A$6]);2))" office:value-type="float" office:value="0.00297148760373923">
            <text:p>0,0029714876</text:p>
          </table:table-cell>
          <table:table-cell table:formula="of:=[.$A$9]*EXP(-0.5*POWER((([.$B1]-[.$A$12])/[.$A$10]);2))" office:value-type="float" office:value="0.002215924205969">
            <text:p>0,0022159242</text:p>
          </table:table-cell>
          <table:table-cell table:formula="of:=([.$C1]+[.$D1]+[.$E1])" office:value-type="float" office:value="0.00527556073030009">
            <text:p>0,0052755607</text:p>
          </table:table-cell>
          <table:table-cell>
            <draw:frame table:end-cell-address="Tabelle1.O21" table:end-x="1.154cm" table:end-y="0.128cm" draw:z-index="0" draw:style-name="gr1" draw:text-style-name="P1" svg:width="19.124cm" svg:height="9.054cm" svg:x="0.095cm" svg:y="0.106cm">
              <draw:object draw:notify-on-update-of-ranges="Tabelle1.C1:Tabelle1.C38 Tabelle1.D1:Tabelle1.D38 Tabelle1.E1:Tabelle1.E38 Tabelle1.F1:Tabelle1.F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$A$1]*EXP(-0.5*POWER((([.$B2]-[.$A$4])/[.$A$2]);2))" office:value-type="float" office:value="0.00021817067376144">
            <text:p>0,0002181707</text:p>
          </table:table-cell>
          <table:table-cell table:formula="of:=[.$A$5]*EXP(-0.5*POWER((([.$B2]-[.$A$8])/[.$A$6]);2))" office:value-type="float" office:value="0.00396745647945843">
            <text:p>0,0039674565</text:p>
          </table:table-cell>
          <table:table-cell table:formula="of:=[.$A$9]*EXP(-0.5*POWER((([.$B2]-[.$A$12])/[.$A$10]);2))" office:value-type="float" office:value="0.00876415024678427">
            <text:p>0,0087641502</text:p>
          </table:table-cell>
          <table:table-cell table:formula="of:=([.$C2]+[.$D2]+[.$E2])" office:value-type="float" office:value="0.0129497774000041">
            <text:p>0,0129497774</text:p>
          </table:table-cell>
          <table:table-cell table:number-columns-repeated="5"/>
        </table:table-row>
        <table:table-row table:style-name="ro1">
          <table:table-cell office:value-type="string">
            <text:p>ObenVarianz Unten Mittelwert</text:p>
          </table:table-cell>
          <table:table-cell office:value-type="float" office:value="3">
            <text:p>3</text:p>
          </table:table-cell>
          <table:table-cell table:formula="of:=[.$A$1]*EXP(-0.5*POWER((([.$B3]-[.$A$4])/[.$A$2]);2))" office:value-type="float" office:value="0.000507262014324942">
            <text:p>0,000507262</text:p>
          </table:table-cell>
          <table:table-cell table:formula="of:=[.$A$5]*EXP(-0.5*POWER((([.$B3]-[.$A$8])/[.$A$6]);2))" office:value-type="float" office:value="0.00521512315704233">
            <text:p>0,0052151232</text:p>
          </table:table-cell>
          <table:table-cell table:formula="of:=[.$A$9]*EXP(-0.5*POWER((([.$B3]-[.$A$12])/[.$A$10]);2))" office:value-type="float" office:value="0.026995483256594">
            <text:p>0,0269954833</text:p>
          </table:table-cell>
          <table:table-cell table:formula="of:=([.$C3]+[.$D3]+[.$E3])" office:value-type="float" office:value="0.0327178684279613">
            <text:p>0,0327178684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$A$1]*EXP(-0.5*POWER((([.$B4]-[.$A$4])/[.$A$2]);2))" office:value-type="float" office:value="0.0011079621029845">
            <text:p>0,0011079621</text:p>
          </table:table-cell>
          <table:table-cell table:formula="of:=[.$A$5]*EXP(-0.5*POWER((([.$B4]-[.$A$8])/[.$A$6]);2))" office:value-type="float" office:value="0.00674887081414851">
            <text:p>0,0067488708</text:p>
          </table:table-cell>
          <table:table-cell table:formula="of:=[.$A$9]*EXP(-0.5*POWER((([.$B4]-[.$A$12])/[.$A$10]);2))" office:value-type="float" office:value="0.0647587978329459">
            <text:p>0,0647587978</text:p>
          </table:table-cell>
          <table:table-cell table:formula="of:=([.$C4]+[.$D4]+[.$E4])" office:value-type="float" office:value="0.0726156307500789">
            <text:p>0,0726156308</text:p>
          </table:table-cell>
          <table:table-cell table:number-columns-repeated="5"/>
        </table:table-row>
        <table:table-row table:style-name="ro1">
          <table:table-cell table:formula="of:=(1/([.A6]*SQRT(2*PI())))" office:value-type="float" office:value="0.0498677850501791">
            <text:p>0,0498677851</text:p>
          </table:table-cell>
          <table:table-cell office:value-type="float" office:value="5">
            <text:p>5</text:p>
          </table:table-cell>
          <table:table-cell table:formula="of:=[.$A$1]*EXP(-0.5*POWER((([.$B5]-[.$A$4])/[.$A$2]);2))" office:value-type="float" office:value="0.00227339062539776">
            <text:p>0,0022733906</text:p>
          </table:table-cell>
          <table:table-cell table:formula="of:=[.$A$5]*EXP(-0.5*POWER((([.$B5]-[.$A$8])/[.$A$6]);2))" office:value-type="float" office:value="0.00859828447833649">
            <text:p>0,0085982845</text:p>
          </table:table-cell>
          <table:table-cell table:formula="of:=[.$A$9]*EXP(-0.5*POWER((([.$B5]-[.$A$12])/[.$A$10]);2))" office:value-type="float" office:value="0.120985362259572">
            <text:p>0,1209853623</text:p>
          </table:table-cell>
          <table:table-cell table:formula="of:=([.$C5]+[.$D5]+[.$E5])" office:value-type="float" office:value="0.131857037363306">
            <text:p>0,131857037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$A$1]*EXP(-0.5*POWER((([.$B6]-[.$A$4])/[.$A$2]);2))" office:value-type="float" office:value="0.00438207512339214">
            <text:p>0,0043820751</text:p>
          </table:table-cell>
          <table:table-cell table:formula="of:=[.$A$5]*EXP(-0.5*POWER((([.$B6]-[.$A$8])/[.$A$6]);2))" office:value-type="float" office:value="0.0107846648533139">
            <text:p>0,0107846649</text:p>
          </table:table-cell>
          <table:table-cell table:formula="of:=[.$A$9]*EXP(-0.5*POWER((([.$B6]-[.$A$12])/[.$A$10]);2))" office:value-type="float" office:value="0.17603266338215">
            <text:p>0,1760326634</text:p>
          </table:table-cell>
          <table:table-cell table:formula="of:=([.$C6]+[.$D6]+[.$E6])" office:value-type="float" office:value="0.191199403358856">
            <text:p>0,1911994034</text:p>
          </table:table-cell>
          <table:table-cell table:number-columns-repeated="5"/>
        </table:table-row>
        <table:table-row table:style-name="ro1">
          <table:table-cell office:value-type="string">
            <text:p>ObenVarianz Unten Mittelwert</text:p>
          </table:table-cell>
          <table:table-cell office:value-type="float" office:value="7">
            <text:p>7</text:p>
          </table:table-cell>
          <table:table-cell table:formula="of:=[.$A$1]*EXP(-0.5*POWER((([.$B7]-[.$A$4])/[.$A$2]);2))" office:value-type="float" office:value="0.00793491295891685">
            <text:p>0,007934913</text:p>
          </table:table-cell>
          <table:table-cell table:formula="of:=[.$A$5]*EXP(-0.5*POWER((([.$B7]-[.$A$8])/[.$A$6]);2))" office:value-type="float" office:value="0.0133172835163231">
            <text:p>0,0133172835</text:p>
          </table:table-cell>
          <table:table-cell table:formula="of:=[.$A$9]*EXP(-0.5*POWER((([.$B7]-[.$A$12])/[.$A$10]);2))" office:value-type="float" office:value="0.199471140200716">
            <text:p>0,1994711402</text:p>
          </table:table-cell>
          <table:table-cell table:formula="of:=([.$C7]+[.$D7]+[.$E7])" office:value-type="float" office:value="0.220723336675956">
            <text:p>0,220723336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$A$1]*EXP(-0.5*POWER((([.$B8]-[.$A$4])/[.$A$2]);2))" office:value-type="float" office:value="0.013497741628297">
            <text:p>0,0134977416</text:p>
          </table:table-cell>
          <table:table-cell table:formula="of:=[.$A$5]*EXP(-0.5*POWER((([.$B8]-[.$A$8])/[.$A$6]);2))" office:value-type="float" office:value="0.0161896994582365">
            <text:p>0,0161896995</text:p>
          </table:table-cell>
          <table:table-cell table:formula="of:=[.$A$9]*EXP(-0.5*POWER((([.$B8]-[.$A$12])/[.$A$10]);2))" office:value-type="float" office:value="0.17603266338215">
            <text:p>0,1760326634</text:p>
          </table:table-cell>
          <table:table-cell table:formula="of:=([.$C8]+[.$D8]+[.$E8])" office:value-type="float" office:value="0.205720104468683">
            <text:p>0,2057201045</text:p>
          </table:table-cell>
          <table:table-cell table:number-columns-repeated="5"/>
        </table:table-row>
        <table:table-row table:style-name="ro1">
          <table:table-cell table:formula="of:=(1/([.A10]*SQRT(2*PI())))" office:value-type="float" office:value="0.199471140200716">
            <text:p>0,1994711402</text:p>
          </table:table-cell>
          <table:table-cell office:value-type="float" office:value="9">
            <text:p>9</text:p>
          </table:table-cell>
          <table:table-cell table:formula="of:=[.$A$1]*EXP(-0.5*POWER((([.$B9]-[.$A$4])/[.$A$2]);2))" office:value-type="float" office:value="0.0215693297066279">
            <text:p>0,0215693297</text:p>
          </table:table-cell>
          <table:table-cell table:formula="of:=[.$A$5]*EXP(-0.5*POWER((([.$B9]-[.$A$8])/[.$A$6]);2))" office:value-type="float" office:value="0.0193765331822867">
            <text:p>0,0193765332</text:p>
          </table:table-cell>
          <table:table-cell table:formula="of:=[.$A$9]*EXP(-0.5*POWER((([.$B9]-[.$A$12])/[.$A$10]);2))" office:value-type="float" office:value="0.120985362259572">
            <text:p>0,1209853623</text:p>
          </table:table-cell>
          <table:table-cell table:formula="of:=([.$C9]+[.$D9]+[.$E9])" office:value-type="float" office:value="0.161931225148486">
            <text:p>0,161931225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$A$1]*EXP(-0.5*POWER((([.$B10]-[.$A$4])/[.$A$2]);2))" office:value-type="float" office:value="0.0323793989164729">
            <text:p>0,0323793989</text:p>
          </table:table-cell>
          <table:table-cell table:formula="of:=[.$A$5]*EXP(-0.5*POWER((([.$B10]-[.$A$8])/[.$A$6]);2))" office:value-type="float" office:value="0.0228311356736277">
            <text:p>0,0228311357</text:p>
          </table:table-cell>
          <table:table-cell table:formula="of:=[.$A$9]*EXP(-0.5*POWER((([.$B10]-[.$A$12])/[.$A$10]);2))" office:value-type="float" office:value="0.0647587978329459">
            <text:p>0,0647587978</text:p>
          </table:table-cell>
          <table:table-cell table:formula="of:=([.$C10]+[.$D10]+[.$E10])" office:value-type="float" office:value="0.119969332423047">
            <text:p>0,1199693324</text:p>
          </table:table-cell>
          <table:table-cell table:number-columns-repeated="5"/>
        </table:table-row>
        <table:table-row table:style-name="ro1">
          <table:table-cell office:value-type="string">
            <text:p>ObenVarianz Unten Mittelwert</text:p>
          </table:table-cell>
          <table:table-cell office:value-type="float" office:value="11">
            <text:p>11</text:p>
          </table:table-cell>
          <table:table-cell table:formula="of:=[.$A$1]*EXP(-0.5*POWER((([.$B11]-[.$A$4])/[.$A$2]);2))" office:value-type="float" office:value="0.0456622713472555">
            <text:p>0,0456622713</text:p>
          </table:table-cell>
          <table:table-cell table:formula="of:=[.$A$5]*EXP(-0.5*POWER((([.$B11]-[.$A$8])/[.$A$6]);2))" office:value-type="float" office:value="0.0264845807219624">
            <text:p>0,0264845807</text:p>
          </table:table-cell>
          <table:table-cell table:formula="of:=[.$A$9]*EXP(-0.5*POWER((([.$B11]-[.$A$12])/[.$A$10]);2))" office:value-type="float" office:value="0.026995483256594">
            <text:p>0,0269954833</text:p>
          </table:table-cell>
          <table:table-cell table:formula="of:=([.$C11]+[.$D11]+[.$E11])" office:value-type="float" office:value="0.099142335325812">
            <text:p>0,09914233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$A$1]*EXP(-0.5*POWER((([.$B12]-[.$A$4])/[.$A$2]);2))" office:value-type="float" office:value="0.0604926811297858">
            <text:p>0,0604926811</text:p>
          </table:table-cell>
          <table:table-cell table:formula="of:=[.$A$5]*EXP(-0.5*POWER((([.$B12]-[.$A$8])/[.$A$6]);2))" office:value-type="float" office:value="0.0302463405648929">
            <text:p>0,0302463406</text:p>
          </table:table-cell>
          <table:table-cell table:formula="of:=[.$A$9]*EXP(-0.5*POWER((([.$B12]-[.$A$12])/[.$A$10]);2))" office:value-type="float" office:value="0.00876415024678427">
            <text:p>0,0087641502</text:p>
          </table:table-cell>
          <table:table-cell table:formula="of:=([.$C12]+[.$D12]+[.$E12])" office:value-type="float" office:value="0.099503171941463">
            <text:p>0,0995031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A$1]*EXP(-0.5*POWER((([.$B13]-[.$A$4])/[.$A$2]);2))" office:value-type="float" office:value="0.0752843580387011">
            <text:p>0,075284358</text:p>
          </table:table-cell>
          <table:table-cell table:formula="of:=[.$A$5]*EXP(-0.5*POWER((([.$B13]-[.$A$8])/[.$A$6]);2))" office:value-type="float" office:value="0.0340068747973179">
            <text:p>0,0340068748</text:p>
          </table:table-cell>
          <table:table-cell table:formula="of:=[.$A$9]*EXP(-0.5*POWER((([.$B13]-[.$A$12])/[.$A$10]);2))" office:value-type="float" office:value="0.002215924205969">
            <text:p>0,0022159242</text:p>
          </table:table-cell>
          <table:table-cell table:formula="of:=([.$C13]+[.$D13]+[.$E13])" office:value-type="float" office:value="0.111507157041988">
            <text:p>0,111507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A$1]*EXP(-0.5*POWER((([.$B14]-[.$A$4])/[.$A$2]);2))" office:value-type="float" office:value="0.0880163316910749">
            <text:p>0,0880163317</text:p>
          </table:table-cell>
          <table:table-cell table:formula="of:=[.$A$5]*EXP(-0.5*POWER((([.$B14]-[.$A$8])/[.$A$6]);2))" office:value-type="float" office:value="0.0376421790193506">
            <text:p>0,037642179</text:p>
          </table:table-cell>
          <table:table-cell table:formula="of:=[.$A$9]*EXP(-0.5*POWER((([.$B14]-[.$A$12])/[.$A$10]);2))" office:value-type="float" office:value="0.00043634134752288">
            <text:p>0,0004363413</text:p>
          </table:table-cell>
          <table:table-cell table:formula="of:=([.$C14]+[.$D14]+[.$E14])" office:value-type="float" office:value="0.126094852057948">
            <text:p>0,12609485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A$1]*EXP(-0.5*POWER((([.$B15]-[.$A$4])/[.$A$2]);2))" office:value-type="float" office:value="0.0966670292007123">
            <text:p>0,0966670292</text:p>
          </table:table-cell>
          <table:table-cell table:formula="of:=[.$A$5]*EXP(-0.5*POWER((([.$B15]-[.$A$8])/[.$A$6]);2))" office:value-type="float" office:value="0.0410201210687969">
            <text:p>0,0410201211</text:p>
          </table:table-cell>
          <table:table-cell table:formula="of:=[.$A$9]*EXP(-0.5*POWER((([.$B15]-[.$A$12])/[.$A$10]);2))" office:value-type="float" office:value="0.0000669151128824427">
            <text:p>6,69151128824427E-005</text:p>
          </table:table-cell>
          <table:table-cell table:formula="of:=([.$C15]+[.$D15]+[.$E15])" office:value-type="float" office:value="0.137754065382392">
            <text:p>0,1377540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A$1]*EXP(-0.5*POWER((([.$B16]-[.$A$4])/[.$A$2]);2))" office:value-type="float" office:value="0.0997355701003582">
            <text:p>0,0997355701</text:p>
          </table:table-cell>
          <table:table-cell table:formula="of:=[.$A$5]*EXP(-0.5*POWER((([.$B16]-[.$A$8])/[.$A$6]);2))" office:value-type="float" office:value="0.0440081658455374">
            <text:p>0,0440081658</text:p>
          </table:table-cell>
          <table:table-cell table:formula="of:=[.$A$9]*EXP(-0.5*POWER((([.$B16]-[.$A$12])/[.$A$10]);2))" office:value-type="float" office:value="0.00000799187055345274">
            <text:p>7,99187055345274E-006</text:p>
          </table:table-cell>
          <table:table-cell table:formula="of:=([.$C16]+[.$D16]+[.$E16])" office:value-type="float" office:value="0.143751727816449">
            <text:p>0,1437517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A$1]*EXP(-0.5*POWER((([.$B17]-[.$A$4])/[.$A$2]);2))" office:value-type="float" office:value="0.0966670292007123">
            <text:p>0,0966670292</text:p>
          </table:table-cell>
          <table:table-cell table:formula="of:=[.$A$5]*EXP(-0.5*POWER((([.$B17]-[.$A$8])/[.$A$6]);2))" office:value-type="float" office:value="0.0464818867337211">
            <text:p>0,0464818867</text:p>
          </table:table-cell>
          <table:table-cell table:formula="of:=[.$A$9]*EXP(-0.5*POWER((([.$B17]-[.$A$12])/[.$A$10]);2))" office:value-type="float" office:value="0.000000743359757367149">
            <text:p>7,43359757367149E-007</text:p>
          </table:table-cell>
          <table:table-cell table:formula="of:=([.$C17]+[.$D17]+[.$E17])" office:value-type="float" office:value="0.143149659294191">
            <text:p>0,14314965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A$1]*EXP(-0.5*POWER((([.$B18]-[.$A$4])/[.$A$2]);2))" office:value-type="float" office:value="0.0880163316910749">
            <text:p>0,0880163317</text:p>
          </table:table-cell>
          <table:table-cell table:formula="of:=[.$A$5]*EXP(-0.5*POWER((([.$B18]-[.$A$8])/[.$A$6]);2))" office:value-type="float" office:value="0.0483335146003562">
            <text:p>0,0483335146</text:p>
          </table:table-cell>
          <table:table-cell table:formula="of:=[.$A$9]*EXP(-0.5*POWER((([.$B18]-[.$A$12])/[.$A$10]);2))" office:value-type="float" office:value="0.0000000538488002127164">
            <text:p>5,38488002127164E-008</text:p>
          </table:table-cell>
          <table:table-cell table:formula="of:=([.$C18]+[.$D18]+[.$E18])" office:value-type="float" office:value="0.136349900140231">
            <text:p>0,1363499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A$1]*EXP(-0.5*POWER((([.$B19]-[.$A$4])/[.$A$2]);2))" office:value-type="float" office:value="0.0752843580387011">
            <text:p>0,075284358</text:p>
          </table:table-cell>
          <table:table-cell table:formula="of:=[.$A$5]*EXP(-0.5*POWER((([.$B19]-[.$A$8])/[.$A$6]);2))" office:value-type="float" office:value="0.0494797108680937">
            <text:p>0,0494797109</text:p>
          </table:table-cell>
          <table:table-cell table:formula="of:=[.$A$9]*EXP(-0.5*POWER((([.$B19]-[.$A$12])/[.$A$10]);2))" office:value-type="float" office:value="0.00000000303794142491164">
            <text:p>0,000000003</text:p>
          </table:table-cell>
          <table:table-cell table:formula="of:=([.$C19]+[.$D19]+[.$E19])" office:value-type="float" office:value="0.124764071944736">
            <text:p>0,1247640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A$1]*EXP(-0.5*POWER((([.$B20]-[.$A$4])/[.$A$2]);2))" office:value-type="float" office:value="0.0604926811297858">
            <text:p>0,0604926811</text:p>
          </table:table-cell>
          <table:table-cell table:formula="of:=[.$A$5]*EXP(-0.5*POWER((([.$B20]-[.$A$8])/[.$A$6]);2))" office:value-type="float" office:value="0.0498677850501791">
            <text:p>0,0498677851</text:p>
          </table:table-cell>
          <table:table-cell table:formula="of:=[.$A$9]*EXP(-0.5*POWER((([.$B20]-[.$A$12])/[.$A$10]);2))" office:value-type="float" office:value="0.000000000133477830738143">
            <text:p>1,33477830738143E-010</text:p>
          </table:table-cell>
          <table:table-cell table:formula="of:=([.$C20]+[.$D20]+[.$E20])" office:value-type="float" office:value="0.110360466313443">
            <text:p>0,1103604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A$1]*EXP(-0.5*POWER((([.$B21]-[.$A$4])/[.$A$2]);2))" office:value-type="float" office:value="0.0456622713472555">
            <text:p>0,0456622713</text:p>
          </table:table-cell>
          <table:table-cell table:formula="of:=[.$A$5]*EXP(-0.5*POWER((([.$B21]-[.$A$8])/[.$A$6]);2))" office:value-type="float" office:value="0.0494797108680937">
            <text:p>0,0494797109</text:p>
          </table:table-cell>
          <table:table-cell table:formula="of:=[.$A$9]*EXP(-0.5*POWER((([.$B21]-[.$A$12])/[.$A$10]);2))" office:value-type="float" office:value="0.0000000000045673602041823">
            <text:p>4,5673602041823E-012</text:p>
          </table:table-cell>
          <table:table-cell table:formula="of:=([.$C21]+[.$D21]+[.$E21])" office:value-type="float" office:value="0.0951419822199165">
            <text:p>0,09514198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A$1]*EXP(-0.5*POWER((([.$B22]-[.$A$4])/[.$A$2]);2))" office:value-type="float" office:value="0.0323793989164729">
            <text:p>0,0323793989</text:p>
          </table:table-cell>
          <table:table-cell table:formula="of:=[.$A$5]*EXP(-0.5*POWER((([.$B22]-[.$A$8])/[.$A$6]);2))" office:value-type="float" office:value="0.0483335146003562">
            <text:p>0,0483335146</text:p>
          </table:table-cell>
          <table:table-cell table:formula="of:=[.$A$9]*EXP(-0.5*POWER((([.$B22]-[.$A$12])/[.$A$10]);2))" office:value-type="float" office:value="0.00000000000012171602665145">
            <text:p>1,2171602665145E-013</text:p>
          </table:table-cell>
          <table:table-cell table:formula="of:=([.$C22]+[.$D22]+[.$E22])" office:value-type="float" office:value="0.0807129135169508">
            <text:p>0,08071291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A$1]*EXP(-0.5*POWER((([.$B23]-[.$A$4])/[.$A$2]);2))" office:value-type="float" office:value="0.0215693297066279">
            <text:p>0,0215693297</text:p>
          </table:table-cell>
          <table:table-cell table:formula="of:=[.$A$5]*EXP(-0.5*POWER((([.$B23]-[.$A$8])/[.$A$6]);2))" office:value-type="float" office:value="0.0464818867337211">
            <text:p>0,0464818867</text:p>
          </table:table-cell>
          <table:table-cell table:formula="of:=[.$A$9]*EXP(-0.5*POWER((([.$B23]-[.$A$12])/[.$A$10]);2))" office:value-type="float" office:value="2.52613554176845E-015">
            <text:p>2,52613554176845E-015</text:p>
          </table:table-cell>
          <table:table-cell table:formula="of:=([.$C23]+[.$D23]+[.$E23])" office:value-type="float" office:value="0.0680512164403515">
            <text:p>0,0680512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A$1]*EXP(-0.5*POWER((([.$B24]-[.$A$4])/[.$A$2]);2))" office:value-type="float" office:value="0.013497741628297">
            <text:p>0,0134977416</text:p>
          </table:table-cell>
          <table:table-cell table:formula="of:=[.$A$5]*EXP(-0.5*POWER((([.$B24]-[.$A$8])/[.$A$6]);2))" office:value-type="float" office:value="0.0440081658455374">
            <text:p>0,0440081658</text:p>
          </table:table-cell>
          <table:table-cell table:formula="of:=[.$A$9]*EXP(-0.5*POWER((([.$B24]-[.$A$12])/[.$A$10]);2))" office:value-type="float" office:value="4.08311781583477E-017">
            <text:p>4,08311781583477E-017</text:p>
          </table:table-cell>
          <table:table-cell table:formula="of:=([.$C24]+[.$D24]+[.$E24])" office:value-type="float" office:value="0.0575059074738345">
            <text:p>0,0575059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A$1]*EXP(-0.5*POWER((([.$B25]-[.$A$4])/[.$A$2]);2))" office:value-type="float" office:value="0.00793491295891685">
            <text:p>0,007934913</text:p>
          </table:table-cell>
          <table:table-cell table:formula="of:=[.$A$5]*EXP(-0.5*POWER((([.$B25]-[.$A$8])/[.$A$6]);2))" office:value-type="float" office:value="0.0410201210687969">
            <text:p>0,0410201211</text:p>
          </table:table-cell>
          <table:table-cell table:formula="of:=[.$A$9]*EXP(-0.5*POWER((([.$B25]-[.$A$12])/[.$A$10]);2))" office:value-type="float" office:value="5.13988678583446E-019">
            <text:p>5,13988678583446E-019</text:p>
          </table:table-cell>
          <table:table-cell table:formula="of:=([.$C25]+[.$D25]+[.$E25])" office:value-type="float" office:value="0.0489550340277137">
            <text:p>0,048955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A$1]*EXP(-0.5*POWER((([.$B26]-[.$A$4])/[.$A$2]);2))" office:value-type="float" office:value="0.00438207512339214">
            <text:p>0,0043820751</text:p>
          </table:table-cell>
          <table:table-cell table:formula="of:=[.$A$5]*EXP(-0.5*POWER((([.$B26]-[.$A$8])/[.$A$6]);2))" office:value-type="float" office:value="0.0376421790193506">
            <text:p>0,037642179</text:p>
          </table:table-cell>
          <table:table-cell table:formula="of:=[.$A$9]*EXP(-0.5*POWER((([.$B26]-[.$A$12])/[.$A$10]);2))" office:value-type="float" office:value="5.03896769715001E-021">
            <text:p>5,03896769715001E-021</text:p>
          </table:table-cell>
          <table:table-cell table:formula="of:=([.$C26]+[.$D26]+[.$E26])" office:value-type="float" office:value="0.0420242541427427">
            <text:p>0,04202425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A$1]*EXP(-0.5*POWER((([.$B27]-[.$A$4])/[.$A$2]);2))" office:value-type="float" office:value="0.00227339062539776">
            <text:p>0,0022733906</text:p>
          </table:table-cell>
          <table:table-cell table:formula="of:=[.$A$5]*EXP(-0.5*POWER((([.$B27]-[.$A$8])/[.$A$6]);2))" office:value-type="float" office:value="0.0340068747973179">
            <text:p>0,0340068748</text:p>
          </table:table-cell>
          <table:table-cell table:formula="of:=[.$A$9]*EXP(-0.5*POWER((([.$B27]-[.$A$12])/[.$A$10]);2))" office:value-type="float" office:value="3.84729931335321E-023">
            <text:p>3,84729931335321E-023</text:p>
          </table:table-cell>
          <table:table-cell table:formula="of:=([.$C27]+[.$D27]+[.$E27])" office:value-type="float" office:value="0.0362802654227157">
            <text:p>0,0362802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A$1]*EXP(-0.5*POWER((([.$B28]-[.$A$4])/[.$A$2]);2))" office:value-type="float" office:value="0.0011079621029845">
            <text:p>0,0011079621</text:p>
          </table:table-cell>
          <table:table-cell table:formula="of:=[.$A$5]*EXP(-0.5*POWER((([.$B28]-[.$A$8])/[.$A$6]);2))" office:value-type="float" office:value="0.0302463405648929">
            <text:p>0,0302463406</text:p>
          </table:table-cell>
          <table:table-cell table:formula="of:=[.$A$9]*EXP(-0.5*POWER((([.$B28]-[.$A$12])/[.$A$10]);2))" office:value-type="float" office:value="2.2876877952604E-025">
            <text:p>2,2876877952604E-025</text:p>
          </table:table-cell>
          <table:table-cell table:formula="of:=([.$C28]+[.$D28]+[.$E28])" office:value-type="float" office:value="0.0313543026678774">
            <text:p>0,03135430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A$1]*EXP(-0.5*POWER((([.$B29]-[.$A$4])/[.$A$2]);2))" office:value-type="float" office:value="0.000507262014324942">
            <text:p>0,000507262</text:p>
          </table:table-cell>
          <table:table-cell table:formula="of:=[.$A$5]*EXP(-0.5*POWER((([.$B29]-[.$A$8])/[.$A$6]);2))" office:value-type="float" office:value="0.0264845807219624">
            <text:p>0,0264845807</text:p>
          </table:table-cell>
          <table:table-cell table:formula="of:=[.$A$9]*EXP(-0.5*POWER((([.$B29]-[.$A$12])/[.$A$10]);2))" office:value-type="float" office:value="1.05940962675468E-027">
            <text:p>1,05940962675468E-027</text:p>
          </table:table-cell>
          <table:table-cell table:formula="of:=([.$C29]+[.$D29]+[.$E29])" office:value-type="float" office:value="0.0269918427362874">
            <text:p>0,0269918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A$1]*EXP(-0.5*POWER((([.$B30]-[.$A$4])/[.$A$2]);2))" office:value-type="float" office:value="0.00021817067376144">
            <text:p>0,0002181707</text:p>
          </table:table-cell>
          <table:table-cell table:formula="of:=[.$A$5]*EXP(-0.5*POWER((([.$B30]-[.$A$8])/[.$A$6]);2))" office:value-type="float" office:value="0.0228311356736277">
            <text:p>0,0228311357</text:p>
          </table:table-cell>
          <table:table-cell table:formula="of:=[.$A$9]*EXP(-0.5*POWER((([.$B30]-[.$A$12])/[.$A$10]);2))" office:value-type="float" office:value="3.8208277057936E-030">
            <text:p>3,8208277057936E-030</text:p>
          </table:table-cell>
          <table:table-cell table:formula="of:=([.$C30]+[.$D30]+[.$E30])" office:value-type="float" office:value="0.0230493063473892">
            <text:p>0,0230493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A$1]*EXP(-0.5*POWER((([.$B31]-[.$A$4])/[.$A$2]);2))" office:value-type="float" office:value="0.0000881489205918613">
            <text:p>8,81489205918613E-005</text:p>
          </table:table-cell>
          <table:table-cell table:formula="of:=[.$A$5]*EXP(-0.5*POWER((([.$B31]-[.$A$8])/[.$A$6]);2))" office:value-type="float" office:value="0.0193765331822867">
            <text:p>0,0193765332</text:p>
          </table:table-cell>
          <table:table-cell table:formula="of:=[.$A$9]*EXP(-0.5*POWER((([.$B31]-[.$A$12])/[.$A$10]);2))" office:value-type="float" office:value="1.07319186783153E-032">
            <text:p>1,07319186783153E-032</text:p>
          </table:table-cell>
          <table:table-cell table:formula="of:=([.$C31]+[.$D31]+[.$E31])" office:value-type="float" office:value="0.0194646821028785">
            <text:p>0,0194646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A$1]*EXP(-0.5*POWER((([.$B32]-[.$A$4])/[.$A$2]);2))" office:value-type="float" office:value="0.0000334575564412213">
            <text:p>3,34575564412213E-005</text:p>
          </table:table-cell>
          <table:table-cell table:formula="of:=[.$A$5]*EXP(-0.5*POWER((([.$B32]-[.$A$8])/[.$A$6]);2))" office:value-type="float" office:value="0.0161896994582365">
            <text:p>0,0161896995</text:p>
          </table:table-cell>
          <table:table-cell table:formula="of:=[.$A$9]*EXP(-0.5*POWER((([.$B32]-[.$A$12])/[.$A$10]);2))" office:value-type="float" office:value="2.34759767898757E-035">
            <text:p>2,34759767898757E-035</text:p>
          </table:table-cell>
          <table:table-cell table:formula="of:=([.$C32]+[.$D32]+[.$E32])" office:value-type="float" office:value="0.0162231570146777">
            <text:p>0,016223157</text:p>
          </table:table-cell>
          <table:table-cell table:number-columns-repeated="4"/>
          <table:table-cell>
            <draw:frame table:end-cell-address="Tabelle1.U51" table:end-x="1.7cm" table:end-y="0.373cm" draw:z-index="2" draw:style-name="gr1" draw:text-style-name="P1" svg:width="24.263cm" svg:height="8.9cm" svg:x="0.018cm" svg:y="0.054cm">
              <draw:object draw:notify-on-update-of-ranges="Tabelle1.C1:Tabelle1.C38 Tabelle1.D1:Tabelle1.D38 Tabelle1.E1:Tabelle1.E38 Tabelle1.F1:Tabelle1.F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A$1]*EXP(-0.5*POWER((([.$B33]-[.$A$4])/[.$A$2]);2))" office:value-type="float" office:value="0.0000119296591353012">
            <text:p>1,19296591353012E-005</text:p>
          </table:table-cell>
          <table:table-cell table:formula="of:=[.$A$5]*EXP(-0.5*POWER((([.$B33]-[.$A$8])/[.$A$6]);2))" office:value-type="float" office:value="0.0133172835163231">
            <text:p>0,0133172835</text:p>
          </table:table-cell>
          <table:table-cell table:formula="of:=[.$A$9]*EXP(-0.5*POWER((([.$B33]-[.$A$12])/[.$A$10]);2))" office:value-type="float" office:value="3.99941387850341E-038">
            <text:p>3,99941387850341E-038</text:p>
          </table:table-cell>
          <table:table-cell table:formula="of:=([.$C33]+[.$D33]+[.$E33])" office:value-type="float" office:value="0.0133292131754584">
            <text:p>0,0133292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A$1]*EXP(-0.5*POWER((([.$B34]-[.$A$4])/[.$A$2]);2))" office:value-type="float" office:value="0.00000399593527672637">
            <text:p>3,99593527672637E-006</text:p>
          </table:table-cell>
          <table:table-cell table:formula="of:=[.$A$5]*EXP(-0.5*POWER((([.$B34]-[.$A$8])/[.$A$6]);2))" office:value-type="float" office:value="0.0107846648533139">
            <text:p>0,0107846649</text:p>
          </table:table-cell>
          <table:table-cell table:formula="of:=[.$A$9]*EXP(-0.5*POWER((([.$B34]-[.$A$12])/[.$A$10]);2))" office:value-type="float" office:value="5.30634406957608E-041">
            <text:p>5,30634406957608E-041</text:p>
          </table:table-cell>
          <table:table-cell table:formula="of:=([.$C34]+[.$D34]+[.$E34])" office:value-type="float" office:value="0.0107886607885907">
            <text:p>0,0107886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A$1]*EXP(-0.5*POWER((([.$B35]-[.$A$4])/[.$A$2]);2))" office:value-type="float" office:value="0.00000125737682214811">
            <text:p>1,25737682214811E-006</text:p>
          </table:table-cell>
          <table:table-cell table:formula="of:=[.$A$5]*EXP(-0.5*POWER((([.$B35]-[.$A$8])/[.$A$6]);2))" office:value-type="float" office:value="0.00859828447833649">
            <text:p>0,0085982845</text:p>
          </table:table-cell>
          <table:table-cell table:formula="of:=[.$A$9]*EXP(-0.5*POWER((([.$B35]-[.$A$12])/[.$A$10]);2))" office:value-type="float" office:value="5.48303279694486E-044">
            <text:p>5,48303279694486E-044</text:p>
          </table:table-cell>
          <table:table-cell table:formula="of:=([.$C35]+[.$D35]+[.$E35])" office:value-type="float" office:value="0.00859954185515864">
            <text:p>0,0085995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A$1]*EXP(-0.5*POWER((([.$B36]-[.$A$4])/[.$A$2]);2))" office:value-type="float" office:value="0.000000371679878683574">
            <text:p>3,71679878683574E-007</text:p>
          </table:table-cell>
          <table:table-cell table:formula="of:=[.$A$5]*EXP(-0.5*POWER((([.$B36]-[.$A$8])/[.$A$6]);2))" office:value-type="float" office:value="0.00674887081414851">
            <text:p>0,0067488708</text:p>
          </table:table-cell>
          <table:table-cell table:formula="of:=[.$A$9]*EXP(-0.5*POWER((([.$B36]-[.$A$12])/[.$A$10]);2))" office:value-type="float" office:value="4.41237748729741E-047">
            <text:p>4,41237748729741E-047</text:p>
          </table:table-cell>
          <table:table-cell table:formula="of:=([.$C36]+[.$D36]+[.$E36])" office:value-type="float" office:value="0.00674924249402719">
            <text:p>0,0067492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A$1]*EXP(-0.5*POWER((([.$B37]-[.$A$4])/[.$A$2]);2))" office:value-type="float" office:value="0.00000010321177471575">
            <text:p>1,0321177471575E-007</text:p>
          </table:table-cell>
          <table:table-cell table:formula="of:=[.$A$5]*EXP(-0.5*POWER((([.$B37]-[.$A$8])/[.$A$6]);2))" office:value-type="float" office:value="0.00521512315704233">
            <text:p>0,0052151232</text:p>
          </table:table-cell>
          <table:table-cell table:formula="of:=[.$A$9]*EXP(-0.5*POWER((([.$B37]-[.$A$12])/[.$A$10]);2))" office:value-type="float" office:value="2.76535477492221E-050">
            <text:p>2,76535477492221E-050</text:p>
          </table:table-cell>
          <table:table-cell table:formula="of:=([.$C37]+[.$D37]+[.$E37])" office:value-type="float" office:value="0.00521522636881704">
            <text:p>0,0052152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A$1]*EXP(-0.5*POWER((([.$B38]-[.$A$4])/[.$A$2]);2))" office:value-type="float" office:value="0.0000000269244001063582">
            <text:p>2,69244001063582E-008</text:p>
          </table:table-cell>
          <table:table-cell table:formula="of:=[.$A$5]*EXP(-0.5*POWER((([.$B38]-[.$A$8])/[.$A$6]);2))" office:value-type="float" office:value="0.00396745647945843">
            <text:p>0,0039674565</text:p>
          </table:table-cell>
          <table:table-cell table:formula="of:=[.$A$9]*EXP(-0.5*POWER((([.$B38]-[.$A$12])/[.$A$10]);2))" office:value-type="float" office:value="1.34975651229429E-053">
            <text:p>1,34975651229429E-053</text:p>
          </table:table-cell>
          <table:table-cell table:formula="of:=([.$C38]+[.$D38]+[.$E38])" office:value-type="float" office:value="0.00396748340385853">
            <text:p>0,003967483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Tabelle1.J62" table:end-x="1.135cm" table:end-y="0.345cm" draw:z-index="1" draw:style-name="gr1" draw:text-style-name="P1" svg:width="23.677cm" svg:height="9.697cm" svg:x="0.613cm" svg:y="0.132cm">
              <draw:object draw:notify-on-update-of-ranges="Tabelle1.C1:Tabelle1.C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.07.2015</text:date>, <text:time>17:3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5:40:13.85</meta:creation-date>
    <dc:date>2015-07-08T17:39:58.82</dc:date>
    <meta:editing-duration>PT2H21M15S</meta:editing-duration>
    <meta:editing-cycles>4</meta:editing-cycles>
    <meta:generator>OpenOffice/4.0.0$Win32 OpenOffice.org_project/400m3$Build-9702</meta:generator>
    <meta:document-statistic meta:table-count="3" meta:cell-count="2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25cm" svg:height="9.055cm" xlink:href=".." xlink:type="simple" chart:class="chart:line" chart:style-name="ch1">
        <chart:plot-area chart:style-name="ch2" table:cell-range-address="Tabelle1.C1:Tabelle1.F38" svg:x="0.832cm" svg:y="0.859cm" svg:width="17.529cm" svg:height="7.595cm">
          <chartooo:coordinate-region svg:x="1.744cm" svg:y="1.072cm" svg:width="16.43cm" svg:height="6.7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C1:Tabelle1.C38" chart:class="chart:line">
            <chart:data-point chart:repeated="38"/>
          </chart:series>
          <chart:series chart:style-name="ch6" chart:values-cell-range-address="Tabelle1.D1:Tabelle1.D38" chart:class="chart:line">
            <chart:data-point chart:repeated="38"/>
          </chart:series>
          <chart:series chart:style-name="ch7" chart:values-cell-range-address="Tabelle1.E1:Tabelle1.E38" chart:class="chart:line">
            <chart:data-point chart:repeated="38"/>
          </chart:series>
          <chart:series chart:style-name="ch8" chart:values-cell-range-address="Tabelle1.F1:Tabelle1.F3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81489205918613">
                <text:p>0.0000881489205918613</text:p>
                <draw:g>
                  <svg:desc>Tabelle1.C1:Tabelle1.C38</svg:desc>
                </draw:g>
              </table:table-cell>
              <table:table-cell office:value-type="float" office:value="0.00297148760373923">
                <text:p>0.00297148760373923</text:p>
                <draw:g>
                  <svg:desc>Tabelle1.D1:Tabelle1.D38</svg:desc>
                </draw:g>
              </table:table-cell>
              <table:table-cell office:value-type="float" office:value="0.002215924205969">
                <text:p>0.002215924205969</text:p>
                <draw:g>
                  <svg:desc>Tabelle1.E1:Tabelle1.E38</svg:desc>
                </draw:g>
              </table:table-cell>
              <table:table-cell office:value-type="float" office:value="0.00527556073030009">
                <text:p>0.00527556073030009</text:p>
                <draw:g>
                  <svg:desc>Tabelle1.F1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817067376144">
                <text:p>0.00021817067376144</text:p>
              </table:table-cell>
              <table:table-cell office:value-type="float" office:value="0.00396745647945843">
                <text:p>0.00396745647945843</text:p>
              </table:table-cell>
              <table:table-cell office:value-type="float" office:value="0.00876415024678427">
                <text:p>0.00876415024678427</text:p>
              </table:table-cell>
              <table:table-cell office:value-type="float" office:value="0.0129497774000041">
                <text:p>0.012949777400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07262014324942">
                <text:p>0.000507262014324942</text:p>
              </table:table-cell>
              <table:table-cell office:value-type="float" office:value="0.00521512315704233">
                <text:p>0.00521512315704233</text:p>
              </table:table-cell>
              <table:table-cell office:value-type="float" office:value="0.026995483256594">
                <text:p>0.026995483256594</text:p>
              </table:table-cell>
              <table:table-cell office:value-type="float" office:value="0.0327178684279613">
                <text:p>0.0327178684279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079621029845">
                <text:p>0.0011079621029845</text:p>
              </table:table-cell>
              <table:table-cell office:value-type="float" office:value="0.00674887081414851">
                <text:p>0.00674887081414851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0.0726156307500789">
                <text:p>0.0726156307500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7339062539776">
                <text:p>0.00227339062539776</text:p>
              </table:table-cell>
              <table:table-cell office:value-type="float" office:value="0.00859828447833649">
                <text:p>0.00859828447833649</text:p>
              </table:table-cell>
              <table:table-cell office:value-type="float" office:value="0.120985362259572">
                <text:p>0.120985362259572</text:p>
              </table:table-cell>
              <table:table-cell office:value-type="float" office:value="0.131857037363306">
                <text:p>0.131857037363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38207512339214">
                <text:p>0.00438207512339214</text:p>
              </table:table-cell>
              <table:table-cell office:value-type="float" office:value="0.0107846648533139">
                <text:p>0.0107846648533139</text:p>
              </table:table-cell>
              <table:table-cell office:value-type="float" office:value="0.17603266338215">
                <text:p>0.17603266338215</text:p>
              </table:table-cell>
              <table:table-cell office:value-type="float" office:value="0.191199403358856">
                <text:p>0.19119940335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3491295891685">
                <text:p>0.00793491295891685</text:p>
              </table:table-cell>
              <table:table-cell office:value-type="float" office:value="0.0133172835163231">
                <text:p>0.0133172835163231</text:p>
              </table:table-cell>
              <table:table-cell office:value-type="float" office:value="0.199471140200716">
                <text:p>0.199471140200716</text:p>
              </table:table-cell>
              <table:table-cell office:value-type="float" office:value="0.220723336675956">
                <text:p>0.220723336675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497741628297">
                <text:p>0.013497741628297</text:p>
              </table:table-cell>
              <table:table-cell office:value-type="float" office:value="0.0161896994582365">
                <text:p>0.0161896994582365</text:p>
              </table:table-cell>
              <table:table-cell office:value-type="float" office:value="0.17603266338215">
                <text:p>0.17603266338215</text:p>
              </table:table-cell>
              <table:table-cell office:value-type="float" office:value="0.205720104468683">
                <text:p>0.205720104468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693297066279">
                <text:p>0.0215693297066279</text:p>
              </table:table-cell>
              <table:table-cell office:value-type="float" office:value="0.0193765331822867">
                <text:p>0.0193765331822867</text:p>
              </table:table-cell>
              <table:table-cell office:value-type="float" office:value="0.120985362259572">
                <text:p>0.120985362259572</text:p>
              </table:table-cell>
              <table:table-cell office:value-type="float" office:value="0.161931225148486">
                <text:p>0.161931225148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3793989164729">
                <text:p>0.0323793989164729</text:p>
              </table:table-cell>
              <table:table-cell office:value-type="float" office:value="0.0228311356736277">
                <text:p>0.0228311356736277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0.119969332423047">
                <text:p>0.119969332423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622713472555">
                <text:p>0.0456622713472555</text:p>
              </table:table-cell>
              <table:table-cell office:value-type="float" office:value="0.0264845807219624">
                <text:p>0.0264845807219624</text:p>
              </table:table-cell>
              <table:table-cell office:value-type="float" office:value="0.026995483256594">
                <text:p>0.026995483256594</text:p>
              </table:table-cell>
              <table:table-cell office:value-type="float" office:value="0.099142335325812">
                <text:p>0.099142335325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4926811297858">
                <text:p>0.0604926811297858</text:p>
              </table:table-cell>
              <table:table-cell office:value-type="float" office:value="0.0302463405648929">
                <text:p>0.0302463405648929</text:p>
              </table:table-cell>
              <table:table-cell office:value-type="float" office:value="0.00876415024678427">
                <text:p>0.00876415024678427</text:p>
              </table:table-cell>
              <table:table-cell office:value-type="float" office:value="0.099503171941463">
                <text:p>0.099503171941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2843580387011">
                <text:p>0.0752843580387011</text:p>
              </table:table-cell>
              <table:table-cell office:value-type="float" office:value="0.0340068747973179">
                <text:p>0.0340068747973179</text:p>
              </table:table-cell>
              <table:table-cell office:value-type="float" office:value="0.002215924205969">
                <text:p>0.002215924205969</text:p>
              </table:table-cell>
              <table:table-cell office:value-type="float" office:value="0.111507157041988">
                <text:p>0.111507157041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80163316910749">
                <text:p>0.0880163316910749</text:p>
              </table:table-cell>
              <table:table-cell office:value-type="float" office:value="0.0376421790193506">
                <text:p>0.0376421790193506</text:p>
              </table:table-cell>
              <table:table-cell office:value-type="float" office:value="0.00043634134752288">
                <text:p>0.00043634134752288</text:p>
              </table:table-cell>
              <table:table-cell office:value-type="float" office:value="0.126094852057948">
                <text:p>0.126094852057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6670292007123">
                <text:p>0.0966670292007123</text:p>
              </table:table-cell>
              <table:table-cell office:value-type="float" office:value="0.0410201210687969">
                <text:p>0.0410201210687969</text:p>
              </table:table-cell>
              <table:table-cell office:value-type="float" office:value="0.0000669151128824427">
                <text:p>0.0000669151128824427</text:p>
              </table:table-cell>
              <table:table-cell office:value-type="float" office:value="0.137754065382392">
                <text:p>0.137754065382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7355701003582">
                <text:p>0.0997355701003582</text:p>
              </table:table-cell>
              <table:table-cell office:value-type="float" office:value="0.0440081658455374">
                <text:p>0.0440081658455374</text:p>
              </table:table-cell>
              <table:table-cell office:value-type="float" office:value="0.00000799187055345274">
                <text:p>0.00000799187055345274</text:p>
              </table:table-cell>
              <table:table-cell office:value-type="float" office:value="0.143751727816449">
                <text:p>0.143751727816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6670292007123">
                <text:p>0.0966670292007123</text:p>
              </table:table-cell>
              <table:table-cell office:value-type="float" office:value="0.0464818867337211">
                <text:p>0.0464818867337211</text:p>
              </table:table-cell>
              <table:table-cell office:value-type="float" office:value="0.000000743359757367149">
                <text:p>0.000000743359757367149</text:p>
              </table:table-cell>
              <table:table-cell office:value-type="float" office:value="0.143149659294191">
                <text:p>0.143149659294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0163316910749">
                <text:p>0.0880163316910749</text:p>
              </table:table-cell>
              <table:table-cell office:value-type="float" office:value="0.0483335146003562">
                <text:p>0.0483335146003562</text:p>
              </table:table-cell>
              <table:table-cell office:value-type="float" office:value="0.0000000538488002127164">
                <text:p>0.0000000538488002127164</text:p>
              </table:table-cell>
              <table:table-cell office:value-type="float" office:value="0.136349900140231">
                <text:p>0.136349900140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2843580387011">
                <text:p>0.0752843580387011</text:p>
              </table:table-cell>
              <table:table-cell office:value-type="float" office:value="0.0494797108680937">
                <text:p>0.0494797108680937</text:p>
              </table:table-cell>
              <table:table-cell office:value-type="float" office:value="0.00000000303794142491164">
                <text:p>0.00000000303794142491164</text:p>
              </table:table-cell>
              <table:table-cell office:value-type="float" office:value="0.124764071944736">
                <text:p>0.124764071944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4926811297858">
                <text:p>0.0604926811297858</text:p>
              </table:table-cell>
              <table:table-cell office:value-type="float" office:value="0.0498677850501791">
                <text:p>0.0498677850501791</text:p>
              </table:table-cell>
              <table:table-cell office:value-type="float" office:value="0.000000000133477830738143">
                <text:p>0.000000000133477830738143</text:p>
              </table:table-cell>
              <table:table-cell office:value-type="float" office:value="0.110360466313443">
                <text:p>0.110360466313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6622713472555">
                <text:p>0.0456622713472555</text:p>
              </table:table-cell>
              <table:table-cell office:value-type="float" office:value="0.0494797108680937">
                <text:p>0.0494797108680937</text:p>
              </table:table-cell>
              <table:table-cell office:value-type="float" office:value="0.0000000000045673602041823">
                <text:p>0.0000000000045673602041823</text:p>
              </table:table-cell>
              <table:table-cell office:value-type="float" office:value="0.0951419822199165">
                <text:p>0.0951419822199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3793989164729">
                <text:p>0.0323793989164729</text:p>
              </table:table-cell>
              <table:table-cell office:value-type="float" office:value="0.0483335146003562">
                <text:p>0.0483335146003562</text:p>
              </table:table-cell>
              <table:table-cell office:value-type="float" office:value="0.00000000000012171602665145">
                <text:p>0.00000000000012171602665145</text:p>
              </table:table-cell>
              <table:table-cell office:value-type="float" office:value="0.0807129135169508">
                <text:p>0.0807129135169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5693297066279">
                <text:p>0.0215693297066279</text:p>
              </table:table-cell>
              <table:table-cell office:value-type="float" office:value="0.0464818867337211">
                <text:p>0.0464818867337211</text:p>
              </table:table-cell>
              <table:table-cell office:value-type="float" office:value="2.52613554176845E-015">
                <text:p>2.52613554176845E-015</text:p>
              </table:table-cell>
              <table:table-cell office:value-type="float" office:value="0.0680512164403515">
                <text:p>0.0680512164403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497741628297">
                <text:p>0.013497741628297</text:p>
              </table:table-cell>
              <table:table-cell office:value-type="float" office:value="0.0440081658455374">
                <text:p>0.0440081658455374</text:p>
              </table:table-cell>
              <table:table-cell office:value-type="float" office:value="4.08311781583477E-017">
                <text:p>4.08311781583477E-017</text:p>
              </table:table-cell>
              <table:table-cell office:value-type="float" office:value="0.0575059074738345">
                <text:p>0.0575059074738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3491295891685">
                <text:p>0.00793491295891685</text:p>
              </table:table-cell>
              <table:table-cell office:value-type="float" office:value="0.0410201210687969">
                <text:p>0.0410201210687969</text:p>
              </table:table-cell>
              <table:table-cell office:value-type="float" office:value="5.13988678583446E-019">
                <text:p>5.13988678583446E-019</text:p>
              </table:table-cell>
              <table:table-cell office:value-type="float" office:value="0.0489550340277137">
                <text:p>0.0489550340277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38207512339214">
                <text:p>0.00438207512339214</text:p>
              </table:table-cell>
              <table:table-cell office:value-type="float" office:value="0.0376421790193506">
                <text:p>0.0376421790193506</text:p>
              </table:table-cell>
              <table:table-cell office:value-type="float" office:value="5.03896769715001E-021">
                <text:p>5.03896769715001E-021</text:p>
              </table:table-cell>
              <table:table-cell office:value-type="float" office:value="0.0420242541427427">
                <text:p>0.0420242541427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27339062539776">
                <text:p>0.00227339062539776</text:p>
              </table:table-cell>
              <table:table-cell office:value-type="float" office:value="0.0340068747973179">
                <text:p>0.0340068747973179</text:p>
              </table:table-cell>
              <table:table-cell office:value-type="float" office:value="3.84729931335321E-023">
                <text:p>3.84729931335321E-023</text:p>
              </table:table-cell>
              <table:table-cell office:value-type="float" office:value="0.0362802654227157">
                <text:p>0.0362802654227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079621029845">
                <text:p>0.0011079621029845</text:p>
              </table:table-cell>
              <table:table-cell office:value-type="float" office:value="0.0302463405648929">
                <text:p>0.0302463405648929</text:p>
              </table:table-cell>
              <table:table-cell office:value-type="float" office:value="2.2876877952604E-025">
                <text:p>2.2876877952604E-025</text:p>
              </table:table-cell>
              <table:table-cell office:value-type="float" office:value="0.0313543026678774">
                <text:p>0.0313543026678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07262014324942">
                <text:p>0.000507262014324942</text:p>
              </table:table-cell>
              <table:table-cell office:value-type="float" office:value="0.0264845807219624">
                <text:p>0.0264845807219624</text:p>
              </table:table-cell>
              <table:table-cell office:value-type="float" office:value="1.05940962675468E-027">
                <text:p>1.05940962675468E-027</text:p>
              </table:table-cell>
              <table:table-cell office:value-type="float" office:value="0.0269918427362874">
                <text:p>0.0269918427362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817067376144">
                <text:p>0.00021817067376144</text:p>
              </table:table-cell>
              <table:table-cell office:value-type="float" office:value="0.0228311356736277">
                <text:p>0.0228311356736277</text:p>
              </table:table-cell>
              <table:table-cell office:value-type="float" office:value="3.8208277057936E-030">
                <text:p>3.8208277057936E-030</text:p>
              </table:table-cell>
              <table:table-cell office:value-type="float" office:value="0.0230493063473892">
                <text:p>0.0230493063473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81489205918613">
                <text:p>0.0000881489205918613</text:p>
              </table:table-cell>
              <table:table-cell office:value-type="float" office:value="0.0193765331822867">
                <text:p>0.0193765331822867</text:p>
              </table:table-cell>
              <table:table-cell office:value-type="float" office:value="1.07319186783153E-032">
                <text:p>1.07319186783153E-032</text:p>
              </table:table-cell>
              <table:table-cell office:value-type="float" office:value="0.0194646821028785">
                <text:p>0.019464682102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334575564412213">
                <text:p>0.0000334575564412213</text:p>
              </table:table-cell>
              <table:table-cell office:value-type="float" office:value="0.0161896994582365">
                <text:p>0.0161896994582365</text:p>
              </table:table-cell>
              <table:table-cell office:value-type="float" office:value="2.34759767898757E-035">
                <text:p>2.34759767898757E-035</text:p>
              </table:table-cell>
              <table:table-cell office:value-type="float" office:value="0.0162231570146777">
                <text:p>0.0162231570146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19296591353012">
                <text:p>0.0000119296591353012</text:p>
              </table:table-cell>
              <table:table-cell office:value-type="float" office:value="0.0133172835163231">
                <text:p>0.0133172835163231</text:p>
              </table:table-cell>
              <table:table-cell office:value-type="float" office:value="3.99941387850341E-038">
                <text:p>3.99941387850341E-038</text:p>
              </table:table-cell>
              <table:table-cell office:value-type="float" office:value="0.0133292131754584">
                <text:p>0.0133292131754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99593527672637">
                <text:p>0.00000399593527672637</text:p>
              </table:table-cell>
              <table:table-cell office:value-type="float" office:value="0.0107846648533139">
                <text:p>0.0107846648533139</text:p>
              </table:table-cell>
              <table:table-cell office:value-type="float" office:value="5.30634406957608E-041">
                <text:p>5.30634406957608E-041</text:p>
              </table:table-cell>
              <table:table-cell office:value-type="float" office:value="0.0107886607885907">
                <text:p>0.0107886607885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25737682214811">
                <text:p>0.00000125737682214811</text:p>
              </table:table-cell>
              <table:table-cell office:value-type="float" office:value="0.00859828447833649">
                <text:p>0.00859828447833649</text:p>
              </table:table-cell>
              <table:table-cell office:value-type="float" office:value="5.48303279694486E-044">
                <text:p>5.48303279694486E-044</text:p>
              </table:table-cell>
              <table:table-cell office:value-type="float" office:value="0.00859954185515864">
                <text:p>0.00859954185515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71679878683574">
                <text:p>0.000000371679878683574</text:p>
              </table:table-cell>
              <table:table-cell office:value-type="float" office:value="0.00674887081414851">
                <text:p>0.00674887081414851</text:p>
              </table:table-cell>
              <table:table-cell office:value-type="float" office:value="4.41237748729741E-047">
                <text:p>4.41237748729741E-047</text:p>
              </table:table-cell>
              <table:table-cell office:value-type="float" office:value="0.00674924249402719">
                <text:p>0.00674924249402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10321177471575">
                <text:p>0.00000010321177471575</text:p>
              </table:table-cell>
              <table:table-cell office:value-type="float" office:value="0.00521512315704233">
                <text:p>0.00521512315704233</text:p>
              </table:table-cell>
              <table:table-cell office:value-type="float" office:value="2.76535477492221E-050">
                <text:p>2.76535477492221E-050</text:p>
              </table:table-cell>
              <table:table-cell office:value-type="float" office:value="0.00521522636881704">
                <text:p>0.00521522636881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269244001063582">
                <text:p>0.0000000269244001063582</text:p>
              </table:table-cell>
              <table:table-cell office:value-type="float" office:value="0.00396745647945843">
                <text:p>0.00396745647945843</text:p>
              </table:table-cell>
              <table:table-cell office:value-type="float" office:value="1.34975651229429E-053">
                <text:p>1.34975651229429E-053</text:p>
              </table:table-cell>
              <table:table-cell office:value-type="float" office:value="0.00396748340385853">
                <text:p>0.00396748340385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78cm" svg:height="9.698cm" xlink:href=".." xlink:type="simple" chart:class="chart:line" chart:style-name="ch1">
        <chart:legend chart:legend-position="end" svg:x="21.011cm" svg:y="4.537cm" style:legend-expansion="high" chart:style-name="ch2"/>
        <chart:plot-area chart:style-name="ch3" table:cell-range-address="Tabelle1.C1:Tabelle1.C38" svg:x="1.308cm" svg:y="0.907cm" svg:width="19.131cm" svg:height="7.753cm">
          <chartooo:coordinate-region svg:x="2.22cm" svg:y="1.119cm" svg:width="18.032cm" svg:height="6.8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:Tabelle1.C38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81489205918613">
                <text:p>0.0000881489205918613</text:p>
                <draw:g>
                  <svg:desc>Tabelle1.C1:Tabe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817067376144">
                <text:p>0.00021817067376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07262014324942">
                <text:p>0.000507262014324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079621029845">
                <text:p>0.001107962102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7339062539776">
                <text:p>0.00227339062539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38207512339214">
                <text:p>0.004382075123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3491295891685">
                <text:p>0.00793491295891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497741628297">
                <text:p>0.013497741628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693297066279">
                <text:p>0.0215693297066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3793989164729">
                <text:p>0.0323793989164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622713472555">
                <text:p>0.0456622713472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4926811297858">
                <text:p>0.0604926811297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2843580387011">
                <text:p>0.075284358038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80163316910749">
                <text:p>0.0880163316910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6670292007123">
                <text:p>0.096667029200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7355701003582">
                <text:p>0.0997355701003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6670292007123">
                <text:p>0.0966670292007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0163316910749">
                <text:p>0.0880163316910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2843580387011">
                <text:p>0.0752843580387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4926811297858">
                <text:p>0.0604926811297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6622713472555">
                <text:p>0.0456622713472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3793989164729">
                <text:p>0.0323793989164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5693297066279">
                <text:p>0.0215693297066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497741628297">
                <text:p>0.013497741628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3491295891685">
                <text:p>0.00793491295891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38207512339214">
                <text:p>0.00438207512339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27339062539776">
                <text:p>0.00227339062539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079621029845">
                <text:p>0.00110796210298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07262014324942">
                <text:p>0.000507262014324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817067376144">
                <text:p>0.00021817067376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81489205918613">
                <text:p>0.0000881489205918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334575564412213">
                <text:p>0.0000334575564412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19296591353012">
                <text:p>0.0000119296591353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99593527672637">
                <text:p>0.00000399593527672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25737682214811">
                <text:p>0.00000125737682214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71679878683574">
                <text:p>0.000000371679878683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10321177471575">
                <text:p>0.00000010321177471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269244001063582">
                <text:p>0.0000000269244001063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64cm" svg:height="8.901cm" xlink:href=".." xlink:type="simple" chart:class="chart:line" chart:style-name="ch1">
        <chart:legend svg:x="20.093cm" svg:y="3.522cm" style:legend-expansion="custom" chartooo:width="3.725cm" chartooo:height="2.172cm" style:legend-expansion-aspect-ratio="1.71500920810313" chart:style-name="ch2"/>
        <chart:plot-area chart:style-name="ch3" table:cell-range-address="Tabelle1.C1:Tabelle1.F38" svg:x="1.255cm" svg:y="0.839cm" svg:width="18.353cm" svg:height="7.7cm">
          <chartooo:coordinate-region svg:x="2.167cm" svg:y="1.051cm" svg:width="17.254cm" svg:height="6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:Tabelle1.C38" chart:class="chart:line">
            <chart:data-point chart:repeated="38"/>
          </chart:series>
          <chart:series chart:style-name="ch7" chart:values-cell-range-address="Tabelle1.D1:Tabelle1.D38" chart:class="chart:line">
            <chart:data-point chart:repeated="38"/>
          </chart:series>
          <chart:series chart:style-name="ch8" chart:values-cell-range-address="Tabelle1.E1:Tabelle1.E38" chart:class="chart:line">
            <chart:data-point chart:repeated="38"/>
          </chart:series>
          <chart:series chart:style-name="ch9" chart:values-cell-range-address="Tabelle1.F1:Tabelle1.F38" chart:class="chart:line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81489205918613">
                <text:p>0.0000881489205918613</text:p>
                <draw:g>
                  <svg:desc>Tabelle1.C1:Tabelle1.C38</svg:desc>
                </draw:g>
              </table:table-cell>
              <table:table-cell office:value-type="float" office:value="0.00297148760373923">
                <text:p>0.00297148760373923</text:p>
                <draw:g>
                  <svg:desc>Tabelle1.D1:Tabelle1.D38</svg:desc>
                </draw:g>
              </table:table-cell>
              <table:table-cell office:value-type="float" office:value="0.002215924205969">
                <text:p>0.002215924205969</text:p>
                <draw:g>
                  <svg:desc>Tabelle1.E1:Tabelle1.E38</svg:desc>
                </draw:g>
              </table:table-cell>
              <table:table-cell office:value-type="float" office:value="0.00527556073030009">
                <text:p>0.00527556073030009</text:p>
                <draw:g>
                  <svg:desc>Tabelle1.F1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817067376144">
                <text:p>0.00021817067376144</text:p>
              </table:table-cell>
              <table:table-cell office:value-type="float" office:value="0.00396745647945843">
                <text:p>0.00396745647945843</text:p>
              </table:table-cell>
              <table:table-cell office:value-type="float" office:value="0.00876415024678427">
                <text:p>0.00876415024678427</text:p>
              </table:table-cell>
              <table:table-cell office:value-type="float" office:value="0.0129497774000041">
                <text:p>0.012949777400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07262014324942">
                <text:p>0.000507262014324942</text:p>
              </table:table-cell>
              <table:table-cell office:value-type="float" office:value="0.00521512315704233">
                <text:p>0.00521512315704233</text:p>
              </table:table-cell>
              <table:table-cell office:value-type="float" office:value="0.026995483256594">
                <text:p>0.026995483256594</text:p>
              </table:table-cell>
              <table:table-cell office:value-type="float" office:value="0.0327178684279613">
                <text:p>0.0327178684279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079621029845">
                <text:p>0.0011079621029845</text:p>
              </table:table-cell>
              <table:table-cell office:value-type="float" office:value="0.00674887081414851">
                <text:p>0.00674887081414851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0.0726156307500789">
                <text:p>0.0726156307500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7339062539776">
                <text:p>0.00227339062539776</text:p>
              </table:table-cell>
              <table:table-cell office:value-type="float" office:value="0.00859828447833649">
                <text:p>0.00859828447833649</text:p>
              </table:table-cell>
              <table:table-cell office:value-type="float" office:value="0.120985362259572">
                <text:p>0.120985362259572</text:p>
              </table:table-cell>
              <table:table-cell office:value-type="float" office:value="0.131857037363306">
                <text:p>0.131857037363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38207512339214">
                <text:p>0.00438207512339214</text:p>
              </table:table-cell>
              <table:table-cell office:value-type="float" office:value="0.0107846648533139">
                <text:p>0.0107846648533139</text:p>
              </table:table-cell>
              <table:table-cell office:value-type="float" office:value="0.17603266338215">
                <text:p>0.17603266338215</text:p>
              </table:table-cell>
              <table:table-cell office:value-type="float" office:value="0.191199403358856">
                <text:p>0.19119940335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3491295891685">
                <text:p>0.00793491295891685</text:p>
              </table:table-cell>
              <table:table-cell office:value-type="float" office:value="0.0133172835163231">
                <text:p>0.0133172835163231</text:p>
              </table:table-cell>
              <table:table-cell office:value-type="float" office:value="0.199471140200716">
                <text:p>0.199471140200716</text:p>
              </table:table-cell>
              <table:table-cell office:value-type="float" office:value="0.220723336675956">
                <text:p>0.220723336675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497741628297">
                <text:p>0.013497741628297</text:p>
              </table:table-cell>
              <table:table-cell office:value-type="float" office:value="0.0161896994582365">
                <text:p>0.0161896994582365</text:p>
              </table:table-cell>
              <table:table-cell office:value-type="float" office:value="0.17603266338215">
                <text:p>0.17603266338215</text:p>
              </table:table-cell>
              <table:table-cell office:value-type="float" office:value="0.205720104468683">
                <text:p>0.205720104468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693297066279">
                <text:p>0.0215693297066279</text:p>
              </table:table-cell>
              <table:table-cell office:value-type="float" office:value="0.0193765331822867">
                <text:p>0.0193765331822867</text:p>
              </table:table-cell>
              <table:table-cell office:value-type="float" office:value="0.120985362259572">
                <text:p>0.120985362259572</text:p>
              </table:table-cell>
              <table:table-cell office:value-type="float" office:value="0.161931225148486">
                <text:p>0.161931225148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3793989164729">
                <text:p>0.0323793989164729</text:p>
              </table:table-cell>
              <table:table-cell office:value-type="float" office:value="0.0228311356736277">
                <text:p>0.0228311356736277</text:p>
              </table:table-cell>
              <table:table-cell office:value-type="float" office:value="0.0647587978329459">
                <text:p>0.0647587978329459</text:p>
              </table:table-cell>
              <table:table-cell office:value-type="float" office:value="0.119969332423047">
                <text:p>0.119969332423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622713472555">
                <text:p>0.0456622713472555</text:p>
              </table:table-cell>
              <table:table-cell office:value-type="float" office:value="0.0264845807219624">
                <text:p>0.0264845807219624</text:p>
              </table:table-cell>
              <table:table-cell office:value-type="float" office:value="0.026995483256594">
                <text:p>0.026995483256594</text:p>
              </table:table-cell>
              <table:table-cell office:value-type="float" office:value="0.099142335325812">
                <text:p>0.099142335325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4926811297858">
                <text:p>0.0604926811297858</text:p>
              </table:table-cell>
              <table:table-cell office:value-type="float" office:value="0.0302463405648929">
                <text:p>0.0302463405648929</text:p>
              </table:table-cell>
              <table:table-cell office:value-type="float" office:value="0.00876415024678427">
                <text:p>0.00876415024678427</text:p>
              </table:table-cell>
              <table:table-cell office:value-type="float" office:value="0.099503171941463">
                <text:p>0.099503171941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2843580387011">
                <text:p>0.0752843580387011</text:p>
              </table:table-cell>
              <table:table-cell office:value-type="float" office:value="0.0340068747973179">
                <text:p>0.0340068747973179</text:p>
              </table:table-cell>
              <table:table-cell office:value-type="float" office:value="0.002215924205969">
                <text:p>0.002215924205969</text:p>
              </table:table-cell>
              <table:table-cell office:value-type="float" office:value="0.111507157041988">
                <text:p>0.111507157041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80163316910749">
                <text:p>0.0880163316910749</text:p>
              </table:table-cell>
              <table:table-cell office:value-type="float" office:value="0.0376421790193506">
                <text:p>0.0376421790193506</text:p>
              </table:table-cell>
              <table:table-cell office:value-type="float" office:value="0.00043634134752288">
                <text:p>0.00043634134752288</text:p>
              </table:table-cell>
              <table:table-cell office:value-type="float" office:value="0.126094852057948">
                <text:p>0.126094852057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6670292007123">
                <text:p>0.0966670292007123</text:p>
              </table:table-cell>
              <table:table-cell office:value-type="float" office:value="0.0410201210687969">
                <text:p>0.0410201210687969</text:p>
              </table:table-cell>
              <table:table-cell office:value-type="float" office:value="0.0000669151128824427">
                <text:p>0.0000669151128824427</text:p>
              </table:table-cell>
              <table:table-cell office:value-type="float" office:value="0.137754065382392">
                <text:p>0.137754065382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7355701003582">
                <text:p>0.0997355701003582</text:p>
              </table:table-cell>
              <table:table-cell office:value-type="float" office:value="0.0440081658455374">
                <text:p>0.0440081658455374</text:p>
              </table:table-cell>
              <table:table-cell office:value-type="float" office:value="0.00000799187055345274">
                <text:p>0.00000799187055345274</text:p>
              </table:table-cell>
              <table:table-cell office:value-type="float" office:value="0.143751727816449">
                <text:p>0.143751727816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6670292007123">
                <text:p>0.0966670292007123</text:p>
              </table:table-cell>
              <table:table-cell office:value-type="float" office:value="0.0464818867337211">
                <text:p>0.0464818867337211</text:p>
              </table:table-cell>
              <table:table-cell office:value-type="float" office:value="0.000000743359757367149">
                <text:p>0.000000743359757367149</text:p>
              </table:table-cell>
              <table:table-cell office:value-type="float" office:value="0.143149659294191">
                <text:p>0.143149659294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80163316910749">
                <text:p>0.0880163316910749</text:p>
              </table:table-cell>
              <table:table-cell office:value-type="float" office:value="0.0483335146003562">
                <text:p>0.0483335146003562</text:p>
              </table:table-cell>
              <table:table-cell office:value-type="float" office:value="0.0000000538488002127164">
                <text:p>0.0000000538488002127164</text:p>
              </table:table-cell>
              <table:table-cell office:value-type="float" office:value="0.136349900140231">
                <text:p>0.136349900140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2843580387011">
                <text:p>0.0752843580387011</text:p>
              </table:table-cell>
              <table:table-cell office:value-type="float" office:value="0.0494797108680937">
                <text:p>0.0494797108680937</text:p>
              </table:table-cell>
              <table:table-cell office:value-type="float" office:value="0.00000000303794142491164">
                <text:p>0.00000000303794142491164</text:p>
              </table:table-cell>
              <table:table-cell office:value-type="float" office:value="0.124764071944736">
                <text:p>0.124764071944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4926811297858">
                <text:p>0.0604926811297858</text:p>
              </table:table-cell>
              <table:table-cell office:value-type="float" office:value="0.0498677850501791">
                <text:p>0.0498677850501791</text:p>
              </table:table-cell>
              <table:table-cell office:value-type="float" office:value="0.000000000133477830738143">
                <text:p>0.000000000133477830738143</text:p>
              </table:table-cell>
              <table:table-cell office:value-type="float" office:value="0.110360466313443">
                <text:p>0.110360466313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6622713472555">
                <text:p>0.0456622713472555</text:p>
              </table:table-cell>
              <table:table-cell office:value-type="float" office:value="0.0494797108680937">
                <text:p>0.0494797108680937</text:p>
              </table:table-cell>
              <table:table-cell office:value-type="float" office:value="0.0000000000045673602041823">
                <text:p>0.0000000000045673602041823</text:p>
              </table:table-cell>
              <table:table-cell office:value-type="float" office:value="0.0951419822199165">
                <text:p>0.0951419822199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3793989164729">
                <text:p>0.0323793989164729</text:p>
              </table:table-cell>
              <table:table-cell office:value-type="float" office:value="0.0483335146003562">
                <text:p>0.0483335146003562</text:p>
              </table:table-cell>
              <table:table-cell office:value-type="float" office:value="0.00000000000012171602665145">
                <text:p>0.00000000000012171602665145</text:p>
              </table:table-cell>
              <table:table-cell office:value-type="float" office:value="0.0807129135169508">
                <text:p>0.0807129135169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5693297066279">
                <text:p>0.0215693297066279</text:p>
              </table:table-cell>
              <table:table-cell office:value-type="float" office:value="0.0464818867337211">
                <text:p>0.0464818867337211</text:p>
              </table:table-cell>
              <table:table-cell office:value-type="float" office:value="2.52613554176845E-015">
                <text:p>2.52613554176845E-015</text:p>
              </table:table-cell>
              <table:table-cell office:value-type="float" office:value="0.0680512164403515">
                <text:p>0.0680512164403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497741628297">
                <text:p>0.013497741628297</text:p>
              </table:table-cell>
              <table:table-cell office:value-type="float" office:value="0.0440081658455374">
                <text:p>0.0440081658455374</text:p>
              </table:table-cell>
              <table:table-cell office:value-type="float" office:value="4.08311781583477E-017">
                <text:p>4.08311781583477E-017</text:p>
              </table:table-cell>
              <table:table-cell office:value-type="float" office:value="0.0575059074738345">
                <text:p>0.0575059074738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3491295891685">
                <text:p>0.00793491295891685</text:p>
              </table:table-cell>
              <table:table-cell office:value-type="float" office:value="0.0410201210687969">
                <text:p>0.0410201210687969</text:p>
              </table:table-cell>
              <table:table-cell office:value-type="float" office:value="5.13988678583446E-019">
                <text:p>5.13988678583446E-019</text:p>
              </table:table-cell>
              <table:table-cell office:value-type="float" office:value="0.0489550340277137">
                <text:p>0.0489550340277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38207512339214">
                <text:p>0.00438207512339214</text:p>
              </table:table-cell>
              <table:table-cell office:value-type="float" office:value="0.0376421790193506">
                <text:p>0.0376421790193506</text:p>
              </table:table-cell>
              <table:table-cell office:value-type="float" office:value="5.03896769715001E-021">
                <text:p>5.03896769715001E-021</text:p>
              </table:table-cell>
              <table:table-cell office:value-type="float" office:value="0.0420242541427427">
                <text:p>0.0420242541427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27339062539776">
                <text:p>0.00227339062539776</text:p>
              </table:table-cell>
              <table:table-cell office:value-type="float" office:value="0.0340068747973179">
                <text:p>0.0340068747973179</text:p>
              </table:table-cell>
              <table:table-cell office:value-type="float" office:value="3.84729931335321E-023">
                <text:p>3.84729931335321E-023</text:p>
              </table:table-cell>
              <table:table-cell office:value-type="float" office:value="0.0362802654227157">
                <text:p>0.0362802654227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079621029845">
                <text:p>0.0011079621029845</text:p>
              </table:table-cell>
              <table:table-cell office:value-type="float" office:value="0.0302463405648929">
                <text:p>0.0302463405648929</text:p>
              </table:table-cell>
              <table:table-cell office:value-type="float" office:value="2.2876877952604E-025">
                <text:p>2.2876877952604E-025</text:p>
              </table:table-cell>
              <table:table-cell office:value-type="float" office:value="0.0313543026678774">
                <text:p>0.0313543026678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07262014324942">
                <text:p>0.000507262014324942</text:p>
              </table:table-cell>
              <table:table-cell office:value-type="float" office:value="0.0264845807219624">
                <text:p>0.0264845807219624</text:p>
              </table:table-cell>
              <table:table-cell office:value-type="float" office:value="1.05940962675468E-027">
                <text:p>1.05940962675468E-027</text:p>
              </table:table-cell>
              <table:table-cell office:value-type="float" office:value="0.0269918427362874">
                <text:p>0.0269918427362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817067376144">
                <text:p>0.00021817067376144</text:p>
              </table:table-cell>
              <table:table-cell office:value-type="float" office:value="0.0228311356736277">
                <text:p>0.0228311356736277</text:p>
              </table:table-cell>
              <table:table-cell office:value-type="float" office:value="3.8208277057936E-030">
                <text:p>3.8208277057936E-030</text:p>
              </table:table-cell>
              <table:table-cell office:value-type="float" office:value="0.0230493063473892">
                <text:p>0.0230493063473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881489205918613">
                <text:p>0.0000881489205918613</text:p>
              </table:table-cell>
              <table:table-cell office:value-type="float" office:value="0.0193765331822867">
                <text:p>0.0193765331822867</text:p>
              </table:table-cell>
              <table:table-cell office:value-type="float" office:value="1.07319186783153E-032">
                <text:p>1.07319186783153E-032</text:p>
              </table:table-cell>
              <table:table-cell office:value-type="float" office:value="0.0194646821028785">
                <text:p>0.019464682102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334575564412213">
                <text:p>0.0000334575564412213</text:p>
              </table:table-cell>
              <table:table-cell office:value-type="float" office:value="0.0161896994582365">
                <text:p>0.0161896994582365</text:p>
              </table:table-cell>
              <table:table-cell office:value-type="float" office:value="2.34759767898757E-035">
                <text:p>2.34759767898757E-035</text:p>
              </table:table-cell>
              <table:table-cell office:value-type="float" office:value="0.0162231570146777">
                <text:p>0.0162231570146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19296591353012">
                <text:p>0.0000119296591353012</text:p>
              </table:table-cell>
              <table:table-cell office:value-type="float" office:value="0.0133172835163231">
                <text:p>0.0133172835163231</text:p>
              </table:table-cell>
              <table:table-cell office:value-type="float" office:value="3.99941387850341E-038">
                <text:p>3.99941387850341E-038</text:p>
              </table:table-cell>
              <table:table-cell office:value-type="float" office:value="0.0133292131754584">
                <text:p>0.0133292131754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99593527672637">
                <text:p>0.00000399593527672637</text:p>
              </table:table-cell>
              <table:table-cell office:value-type="float" office:value="0.0107846648533139">
                <text:p>0.0107846648533139</text:p>
              </table:table-cell>
              <table:table-cell office:value-type="float" office:value="5.30634406957608E-041">
                <text:p>5.30634406957608E-041</text:p>
              </table:table-cell>
              <table:table-cell office:value-type="float" office:value="0.0107886607885907">
                <text:p>0.0107886607885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25737682214811">
                <text:p>0.00000125737682214811</text:p>
              </table:table-cell>
              <table:table-cell office:value-type="float" office:value="0.00859828447833649">
                <text:p>0.00859828447833649</text:p>
              </table:table-cell>
              <table:table-cell office:value-type="float" office:value="5.48303279694486E-044">
                <text:p>5.48303279694486E-044</text:p>
              </table:table-cell>
              <table:table-cell office:value-type="float" office:value="0.00859954185515864">
                <text:p>0.00859954185515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71679878683574">
                <text:p>0.000000371679878683574</text:p>
              </table:table-cell>
              <table:table-cell office:value-type="float" office:value="0.00674887081414851">
                <text:p>0.00674887081414851</text:p>
              </table:table-cell>
              <table:table-cell office:value-type="float" office:value="4.41237748729741E-047">
                <text:p>4.41237748729741E-047</text:p>
              </table:table-cell>
              <table:table-cell office:value-type="float" office:value="0.00674924249402719">
                <text:p>0.00674924249402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10321177471575">
                <text:p>0.00000010321177471575</text:p>
              </table:table-cell>
              <table:table-cell office:value-type="float" office:value="0.00521512315704233">
                <text:p>0.00521512315704233</text:p>
              </table:table-cell>
              <table:table-cell office:value-type="float" office:value="2.76535477492221E-050">
                <text:p>2.76535477492221E-050</text:p>
              </table:table-cell>
              <table:table-cell office:value-type="float" office:value="0.00521522636881704">
                <text:p>0.00521522636881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269244001063582">
                <text:p>0.0000000269244001063582</text:p>
              </table:table-cell>
              <table:table-cell office:value-type="float" office:value="0.00396745647945843">
                <text:p>0.00396745647945843</text:p>
              </table:table-cell>
              <table:table-cell office:value-type="float" office:value="1.34975651229429E-053">
                <text:p>1.34975651229429E-053</text:p>
              </table:table-cell>
              <table:table-cell office:value-type="float" office:value="0.00396748340385853">
                <text:p>0.00396748340385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